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09-19T00:00:00" table:style-name="ce12">
            <text:p>19-sep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number-rows-repeated="104855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0-30T08:41:11Z</dc:date>
    <meta:editing-cycles>165</meta:editing-cycles>
    <meta:editing-duration>PT66416S</meta:editing-duration>
  </office:meta>
</office:document-meta>
</file>